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"/>
    <style:font-face style:name="OpenSymbol" svg:font-family="OpenSymbol"/>
    <style:font-face style:name="Overpass" svg:font-family="Overpass, Helvetica, 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margin-top="0in" fo:margin-bottom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Overpass" fo:font-size="8.89999961853027pt" fo:letter-spacing="normal" fo:font-style="normal" fo:font-weight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1"/>
    <style:style style:name="P4" style:family="paragraph" style:parent-style-name="Text_20_body" style:list-style-name="L12"/>
    <style:style style:name="P5" style:family="paragraph" style:parent-style-name="Text_20_body" style:list-style-name="L13"/>
    <style:style style:name="P6" style:family="paragraph" style:parent-style-name="Text_20_body" style:list-style-name="L17"/>
    <style:style style:name="P7" style:family="paragraph" style:parent-style-name="Text_20_body" style:list-style-name="L18"/>
    <style:style style:name="P8" style:family="paragraph" style:parent-style-name="Text_20_body" style:list-style-name="L19"/>
    <style:style style:name="P9" style:family="paragraph" style:parent-style-name="Text_20_body" style:list-style-name="L20"/>
    <style:style style:name="P10" style:family="paragraph" style:parent-style-name="Text_20_body" style:list-style-name="L22"/>
    <style:style style:name="P11" style:family="paragraph" style:parent-style-name="Text_20_body" style:list-style-name="L23"/>
    <style:style style:name="P12" style:family="paragraph" style:parent-style-name="Text_20_body" style:list-style-name="L24"/>
    <style:style style:name="P13" style:family="paragraph" style:parent-style-name="Text_20_body">
      <style:paragraph-properties fo:margin-left="0in" fo:margin-right="0in" fo:margin-top="0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4" style:family="paragraph" style:parent-style-name="Text_20_body" style:list-style-name="L1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5" style:family="paragraph" style:parent-style-name="Text_20_body" style:list-style-name="L2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6" style:family="paragraph" style:parent-style-name="Text_20_body" style:list-style-name="L3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7" style:family="paragraph" style:parent-style-name="Text_20_body" style:list-style-name="L4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8" style:family="paragraph" style:parent-style-name="Text_20_body" style:list-style-name="L5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9" style:family="paragraph" style:parent-style-name="Text_20_body" style:list-style-name="L6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0" style:family="paragraph" style:parent-style-name="Text_20_body" style:list-style-name="L7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1" style:family="paragraph" style:parent-style-name="Text_20_body" style:list-style-name="L8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2" style:family="paragraph" style:parent-style-name="Text_20_body" style:list-style-name="L9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3" style:family="paragraph" style:parent-style-name="Text_20_body" style:list-style-name="L10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4" style:family="paragraph" style:parent-style-name="Text_20_body" style:list-style-name="L17">
      <style:paragraph-properties fo:margin-left="0.9846in" fo:margin-right="0in" fo:text-indent="-0.25in" style:auto-text-indent="false"/>
    </style:style>
    <style:style style:name="P25" style:family="paragraph" style:parent-style-name="Heading_20_3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<text:span text:style-name="T1">RHCE Exam objectives</text:span></text:h>
      <text:h text:style-name="Heading_20_4" text:outline-level="4">System configuration and management</text:h>
      <text:list xml:id="list5804794528555184212" text:style-name="L11">
        <text:list-item>
          <text:p text:style-name="P3">Route IP traffic and create static routes.</text:p>
        </text:list-item>
        <text:list-item>
          <text:p text:style-name="P3">Use iptables to implement packet filtering and configure network address translation (NAT).</text:p>
        </text:list-item>
        <text:list-item>
          <text:p text:style-name="P3">Use /proc/sys and sysctl to modify and set kernel runtime parameters.</text:p>
        </text:list-item>
        <text:list-item>
          <text:p text:style-name="P3">Configure a system to authenticate using Kerberos.</text:p>
        </text:list-item>
        <text:list-item>
          <text:p text:style-name="P3">Build a simple RPM that packages a single file.</text:p>
        </text:list-item>
        <text:list-item>
          <text:p text:style-name="P3">Configure a system as an iSCSI initiator that persistently mounts an iSCSI target.</text:p>
        </text:list-item>
        <text:list-item>
          <text:p text:style-name="P3">Produce and deliver reports on system utilization (processor, memory, disk, and network).</text:p>
        </text:list-item>
        <text:list-item>
          <text:p text:style-name="P3">Use shell scripting to automate system maintenance tasks.</text:p>
        </text:list-item>
        <text:list-item>
          <text:p text:style-name="P3">Configure a system to log to a remote system.</text:p>
        </text:list-item>
        <text:list-item>
          <text:p text:style-name="P3">Configure a system to accept logging from a remote system.</text:p>
          <text:p text:style-name="P3"/>
        </text:list-item>
      </text:list>
      <text:p text:style-name="Text_20_body"><text:span text:style-name="T2">Network services</text:span></text:p>
      <text:p text:style-name="Text_20_body">Network services are an important subset of the exam objectives. RHCE candidates should be capable of meeting the following objectives for each of the network services listed below:</text:p>
      <text:list xml:id="list8131924884247966310" text:style-name="L13">
        <text:list-item>
          <text:p text:style-name="P5">Install the packages needed to provide the service.</text:p>
        </text:list-item>
        <text:list-item>
          <text:p text:style-name="P5">Configure SELinux to support the service.</text:p>
        </text:list-item>
        <text:list-item>
          <text:p text:style-name="P5">Configure the service to start when the system is booted.</text:p>
        </text:list-item>
        <text:list-item>
          <text:p text:style-name="P5">Configure the service for basic operation.</text:p>
        </text:list-item>
        <text:list-item>
          <text:p text:style-name="P5">Configure host-based and user-based security for the service.</text:p>
          <text:p text:style-name="P5"/>
        </text:list-item>
      </text:list>
      <text:p text:style-name="Text_20_body"><text:span text:style-name="T2">HTTP/HTTPS</text:span></text:p>
      <text:list xml:id="list5204520248357125576" text:style-name="L12">
        <text:list-item>
          <text:p text:style-name="P4">Configure a virtual host.</text:p>
        </text:list-item>
        <text:list-item>
          <text:p text:style-name="P4">Configure private directories.</text:p>
        </text:list-item>
        <text:list-item>
          <text:p text:style-name="P4">Deploy a basic CGI application.</text:p>
        </text:list-item>
        <text:list-item>
          <text:p text:style-name="P4">Configure group-managed content.</text:p>
        </text:list-item>
      </text:list>
      <text:p text:style-name="Text_20_body"/>
      <text:p text:style-name="P2">DNS</text:p>
      <text:list xml:id="list2856168286318939898" text:style-name="L17">
        <text:list-item>
          <text:p text:style-name="P6">Configure a caching-only name server.</text:p>
        </text:list-item>
        <text:list-item>
          <text:p text:style-name="P6">Configure a caching-only name server to forward DNS queries.</text:p>
        </text:list-item>
        <text:list-item>
          <text:p text:style-name="P24">Note: Candidates are not expected to configure master or slave name servers.</text:p>
        </text:list-item>
      </text:list>
      <text:p text:style-name="Text_20_body"><text:soft-page-break/><text:span text:style-name="T2">FTP</text:span></text:p>
      <text:list xml:id="list6716018261441558564" text:style-name="L18">
        <text:list-item>
          <text:p text:style-name="P7">Configure anonymous-only download.</text:p>
        </text:list-item>
      </text:list>
      <text:p text:style-name="Text_20_body"><text:span text:style-name="T2">NFS</text:span></text:p>
      <text:list xml:id="list4221514813433118121" text:style-name="L19">
        <text:list-item>
          <text:p text:style-name="P8">Provide network shares to specific clients.</text:p>
        </text:list-item>
        <text:list-item>
          <text:p text:style-name="P8">Provide network shares suitable for group collaboration.</text:p>
        </text:list-item>
      </text:list>
      <text:p text:style-name="Text_20_body"><text:span text:style-name="T2">SMB</text:span></text:p>
      <text:list xml:id="list2314231855231847851" text:style-name="L20">
        <text:list-item>
          <text:p text:style-name="P9">Provide network shares to specific clients.</text:p>
        </text:list-item>
        <text:list-item>
          <text:p text:style-name="P9">Provide network shares suitable for group collaboration.</text:p>
        </text:list-item>
      </text:list>
      <text:p text:style-name="Text_20_body"><text:span text:style-name="T2">SMTP</text:span></text:p>
      <text:list xml:id="list1784137264862796106" text:style-name="L22">
        <text:list-item>
          <text:p text:style-name="P10">Configure a mail transfer agent (MTA) to accept inbound email from other systems.</text:p>
        </text:list-item>
        <text:list-item>
          <text:p text:style-name="P10">Configure an MTA to forward (relay) email through a smart host.</text:p>
        </text:list-item>
      </text:list>
      <text:p text:style-name="Text_20_body"><text:span text:style-name="T2">SSH</text:span></text:p>
      <text:list xml:id="list4627368614547968903" text:style-name="L23">
        <text:list-item>
          <text:p text:style-name="P11">Configure key-based authentication.</text:p>
        </text:list-item>
        <text:list-item>
          <text:p text:style-name="P11">Configure additional options described in documentation.</text:p>
        </text:list-item>
      </text:list>
      <text:p text:style-name="P2">NTP</text:p>
      <text:list xml:id="list2583069945417553449" text:style-name="L24">
        <text:list-item>
          <text:p text:style-name="P12">Synchronize time using other NTP pe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"/>
    <style:font-face style:name="OpenSymbol" svg:font-family="OpenSymbol"/>
    <style:font-face style:name="Overpass" svg:font-family="Overpass, Helvetica, 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04:52:41</meta:creation-date>
    <meta:document-statistic meta:table-count="0" meta:image-count="0" meta:object-count="0" meta:page-count="2" meta:paragraph-count="44" meta:word-count="322" meta:character-count="1995"/>
    <dc:date>2013-03-10T04:58:18</dc:date>
    <meta:editing-duration>PT5M37S</meta:editing-duration>
    <meta:editing-cycles>1</meta:editing-cycles>
    <meta:generator>OpenOffice.org/3.4.1$Unix OpenOffice.org_project/341m1$Build-9593</meta:generator>
  </office:meta>
</office:document-meta>
</file>